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e4fb5" officeooo:paragraph-rsid="000e4f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Esto es una prueba de libre 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6:38:31.949935663</meta:creation-date>
    <dc:date>2018-10-10T16:39:24.554812140</dc:date>
    <meta:editing-duration>PT55S</meta:editing-duration>
    <meta:editing-cycles>1</meta:editing-cycles>
    <meta:generator>LibreOffice/6.2.1.2$Linux_X86_64 LibreOffice_project/7bcb35dc3024a62dea0caee87020152d1ee96e71</meta:generator>
    <meta:document-statistic meta:table-count="0" meta:image-count="0" meta:object-count="0" meta:page-count="1" meta:paragraph-count="1" meta:word-count="7" meta:character-count="34" meta:non-whitespace-character-count="28"/>
  </office:meta>
</office:document-meta>
</file>